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281.2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2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7ff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nlightChild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Enlight Child LED (worktitl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0.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</text:p>
          </table:table-cell>
          <table:table-cell office:value-type="string" calcext:value-type="string">
            <text:p>Do 21 Dez 2017 11:23:52 C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Parts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Unique Parts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m.: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m.:</text:p>
          </table:table-cell>
          <table:table-cell/>
        </table:table-row>
        <table:table-row table:style-name="ro1">
          <table:table-cell office:value-type="string" calcext:value-type="string">
            <text:p>BT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ery_Holders:Keystone_2479_3xAAA</text:p>
          </table:table-cell>
          <table:table-cell office:value-type="string" calcext:value-type="string">
            <text:p>BA3AAPC-ND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7.42" calcext:value-type="float">
            <text:p>27.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pcs-Set-18650-Li-ion-Battery-For-Flashlight-For-4-6800mah-18650-Li-ion-Battery-1/32790079648.html?ws_ab_test=searchweb0_0,searchweb201602_4_10152_10151_10065_10344_10068_10342_10343_10059_10340_10314_10341_10534_100031_10084_10604_10083_10103_10307_10615_10303_10142,searchweb201603_32,ppcSwitch_4&amp;algo_expid=78c8626a-7661-4cc0-bf8c-5f1848d1f50d-2&amp;algo_pvid=78c8626a-7661-4cc0-bf8c-5f1848d1f50d&amp;priceBeautifyAB=0</text:p>
          </table:table-cell>
        </table:table-row>
        <table:table-row table:style-name="ro1">
          <table:table-cell office:value-type="string" calcext:value-type="string">
            <text:p>C202 C209 C201 C325 C324 C323 C322 C321 C320 C319 C318 C317 C316 C315 C314 C313 C312 C311 C310 C309 C308 C307 C306 C305 C304 C303 C302 C301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399-1095-2-ND 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17.78" calcext:value-type="float">
            <text:p>17.7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00pcs-lot-18pF-NPO-Error-5-50V-0603-smd-capacitor/32319259131.html?ws_ab_test=searchweb0_0,searchweb201602_4_10152_10151_10065_10344_10068_10342_10343_10059_10340_10314_10341_10534_100031_10084_10604_10083_10103_10307_10615_10303_10142,searchweb201603_32,ppcSwitch_4&amp;algo_expid=657fe254-fec3-41de-a39d-c5b464011f89-1&amp;algo_pvid=657fe254-fec3-41de-a39d-c5b464011f89&amp;priceBeautifyAB=0</text:p>
          </table:table-cell>
        </table:table-row>
        <table:table-row table:style-name="ro1">
          <table:table-cell office:value-type="string" calcext:value-type="string">
            <text:p>C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399-3118-1-ND 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0603-SMD-capacitor-1UF-50V-105M-100PCS/32371840299.html?ws_ab_test=searchweb0_0,searchweb201602_4_10152_10151_10065_10344_10068_10342_10343_10059_10340_10314_10341_10534_100031_10084_10604_10083_10103_10307_10615_10303_10142,searchweb201603_32,ppcSwitch_4&amp;algo_expid=246b8dbb-3e13-40c1-aeaf-420c2ecabdf8-1&amp;algo_pvid=246b8dbb-3e13-40c1-aeaf-420c2ecabdf8&amp;priceBeautifyAB=0</text:p>
          </table:table-cell>
        </table:table-row>
        <table:table-row table:style-name="ro1">
          <table:table-cell office:value-type="string" calcext:value-type="string">
            <text:p>C2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1276-6684-1-ND 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C205 C206 C204 C21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732-7933-1-ND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.6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C208 C20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587-3258-1-ND </text:p>
          </table:table-cell>
          <table:table-cell office:value-type="float" office:value="20" calcext:value-type="float">
            <text:p>20</text:p>
          </table:table-cell>
          <table:table-cell office:value-type="float" office:value="2.22" calcext:value-type="float">
            <text:p>2.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J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:Wafer_Vertical15x5.8x7RM2.5-5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same as I24</text:p>
          </table:table-cell>
          <table:table-cell table:number-columns-repeated="2"/>
          <table:table-cell office:value-type="string" calcext:value-type="string">
            <text:p>see below</text:p>
          </table:table-cell>
          <table:table-cell/>
        </table:table-row>
        <table:table-row table:style-name="ro1">
          <table:table-cell office:value-type="string" calcext:value-type="string">
            <text:p>J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:USB_Mini-B</text:p>
          </table:table-cell>
          <table:table-cell table:style-name="ce1" office:value-type="string" calcext:value-type="string">
            <text:p>609-4613-1-ND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10pcs-Micro-USB-5pin-B-type-Female-Connector-For-Mobile-Phone-Micro-USB/32696736555.html?s=p&amp;ws_ab_test=searchweb0_0,searchweb201602_4_10152_10151_10065_10344_10068_10342_10343_10059_10340_10314_10341_10534_100031_10084_10604_10083_10103_10307_10615_10303_10142,searchweb201603_32,ppcSwitch_4&amp;algo_expid=98ce454b-56c5-4d0a-ac45-41c21b12a34c-4&amp;algo_pvid=98ce454b-56c5-4d0a-ac45-41c21b12a34c&amp;priceBeautifyAB=0</text:p>
          </table:table-cell>
        </table:table-row>
        <table:table-row table:style-name="ro1">
          <table:table-cell office:value-type="string" calcext:value-type="string">
            <text:p>J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s:PINHEAD1-3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10x40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PinHeader-Male-10lines-40pin-BLACK-2-54mm-Pitch-Straight-PL-11-5-Single-Row/32806123987.html?ws_ab_test=searchweb0_0,searchweb201602_4_10152_10151_10065_10344_10068_10342_10343_10059_10340_10314_10341_10534_100031_10084_10604_10083_10103_10307_10615_10303_10142,searchweb201603_32,ppcSwitch_4&amp;algo_expid=3c79099c-e1b0-4770-9ef1-add0d5a8b1a5-0&amp;algo_pvid=3c79099c-e1b0-4770-9ef1-add0d5a8b1a5&amp;priceBeautifyAB=0</text:p>
          </table:table-cell>
        </table:table-row>
        <table:table-row table:style-name="ro1">
          <table:table-cell office:value-type="string" calcext:value-type="string">
            <text:p>LED325 LED324 LED323 LED322 LED321 LED320 LED319 LED318 LED317 LED316 LED315 LED314 LED313 LED312 LED311 LED310 LED309 LED308 LED307 LED306 LED305 LED304 LED303 LED302 LED301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s:LED_WS2812B-PLCC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250 needed</text:p>
          </table:table-cell>
          <table:table-cell/>
        </table:table-row>
        <table:table-row table:style-name="ro1">
          <table:table-cell office:value-type="string" calcext:value-type="string">
            <text:p>16M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3</text:p>
          </table:table-cell>
          <table:table-cell office:value-type="string" calcext:value-type="string">
            <text:p>Crystals:Resonator_SMD_muRata_SFSKA-3pin_7.9x3.8mm</text:p>
          </table:table-cell>
          <table:table-cell table:style-name="ce1" office:value-type="string" calcext:value-type="string">
            <text:p>1253-1084-1-ND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201 POT202 POT20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500k</text:p>
          </table:table-cell>
          <table:table-cell office:value-type="string" calcext:value-type="string">
            <text:p>Potentiometers:Potentiometer_Bourns_PTV09A-1_Horizontal</text:p>
          </table:table-cell>
          <table:table-cell table:style-name="ce1" office:value-type="string" calcext:value-type="string">
            <text:p>PTV09A-4020F-A504-ND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6.87" calcext:value-type="float">
            <text:p>16.87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E</text:p>
          </table:table-cell>
          <table:table-cell office:value-type="string" calcext:value-type="string">
            <text:p>TO_SOT_Packages_SMD:SOT-23</text:p>
          </table:table-cell>
          <table:table-cell table:style-name="ce1" office:value-type="string" calcext:value-type="string">
            <text:p>ZXTN07012EFFCT-ND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.12" calcext:value-type="float">
            <text:p>5.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100PCS-SMD-S8050-J3Y-NPN-SMD-Transistor-SOT-23/793888983.html?ws_ab_test=searchweb0_0,searchweb201602_4_10152_10151_10065_10344_10068_10342_10343_10059_10340_10314_10341_10534_100031_10084_10604_10083_10103_10307_10615_10303_10142,searchweb201603_32,ppcSwitch_4&amp;algo_expid=ef510f3a-2ad9-451c-839a-2fa7b17fa03c-0&amp;algo_pvid=ef510f3a-2ad9-451c-839a-2fa7b17fa03c&amp;priceBeautifyAB=0</text:p>
          </table:table-cell>
        </table:table-row>
        <table:table-row table:style-name="ro1">
          <table:table-cell office:value-type="string" calcext:value-type="string">
            <text:p>R204 R2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style-name="ce1" office:value-type="string" calcext:value-type="string">
            <text:p>311-10KGRCT-ND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Hot-sale-0603-SMD-Resistor-Kit-Assorted-Kit-1ohm-10M-ohm-1-36valuesX20pcs-720pcs/32359683117.html?ws_ab_test=searchweb0_0,searchweb201602_4_10152_10151_10065_10344_10068_10342_10343_10059_10340_10314_10341_10534_100031_10084_10604_10083_10103_10307_10615_10303_10142,searchweb201603_32,ppcSwitch_4&amp;algo_expid=6786e1c1-40b2-4358-bf4a-1fca671e0d0c-1&amp;algo_pvid=6786e1c1-40b2-4358-bf4a-1fca671e0d0c&amp;priceBeautifyAB=0</text:p>
          </table:table-cell>
        </table:table-row>
        <table:table-row table:style-name="ro2">
          <table:table-cell office:value-type="string" calcext:value-type="string">
            <text:p>R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style-name="ce1" office:value-type="string" calcext:value-type="string">
            <text:p>311-1.0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esistors_SMD:R_0603</text:p>
          </table:table-cell>
          <table:table-cell table:style-name="ce1" office:value-type="string" calcext:value-type="string">
            <text:p>311-1.5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</text:p>
          </table:table-cell>
          <table:table-cell table:style-name="ce1" office:value-type="string" calcext:value-type="string">
            <text:p>541-5.10KHCT-ND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5.1k !!</text:p>
          </table:table-cell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</text:p>
          </table:table-cell>
          <table:table-cell table:style-name="ce1" office:value-type="string" calcext:value-type="string">
            <text:p>311-5.1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Buttons_Switches_SMD:SW_SPDT_PCM12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nly 0.3 A</text:p>
          </table:table-cell>
          <table:table-cell office:value-type="float" office:value="50" calcext:value-type="float">
            <text:p>50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On-Off-2-Position-SPDT-Horizontal-Miniature-SMT-SMD-Slide-Switch/32224673665.html?ws_ab_test=searchweb0_0,searchweb201602_4_10152_10151_10065_10344_10068_10342_10343_10059_10340_10314_10341_10534_100031_10084_10604_10083_10103_10307_10615_10303_10142,searchweb201603_32,ppcSwitch_4&amp;algo_expid=ce8ff0b6-967e-441d-b955-16416e578f86-0&amp;algo_pvid=ce8ff0b6-967e-441d-b955-16416e578f86&amp;priceBeautifyAB=0</text:p>
          </table:table-cell>
        </table:table-row>
        <table:table-row table:style-name="ro1">
          <table:table-cell office:value-type="string" calcext:value-type="string">
            <text:p>SW202 SW203 SW20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PUSH_6mm</text:p>
          </table:table-cell>
          <table:table-cell table:style-name="ce1" office:value-type="string" calcext:value-type="string">
            <text:p>450-1650-ND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00pcs-6-6-5mm-4pin-Quality-Mini-Micro-Momentary-Tactile-Push-Button-Switch/32753141267.html?ws_ab_test=searchweb0_0,searchweb201602_4_10152_10151_10065_10344_10068_10342_10343_10059_10340_10314_10341_10534_100031_10084_10604_10083_10103_10307_10615_10303_10142,searchweb201603_32,ppcSwitch_4&amp;algo_expid=c17ea4dc-8590-4643-9c72-f15e9de75da3-30&amp;algo_pvid=c17ea4dc-8590-4643-9c72-f15e9de75da3&amp;priceBeautifyAB=0</text:p>
          </table:table-cell>
        </table:table-row>
        <table:table-row table:style-name="ro1">
          <table:table-cell office:value-type="string" calcext:value-type="string">
            <text:p>TH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500mA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!!!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20PCS-0805-500MA-0-5A-SMD-PTC-resettable-fuse/32705112154.html?ws_ab_test=searchweb0_0,searchweb201602_4_10152_10151_10065_10344_10068_10342_10343_10059_10340_10314_10341_10534_100031_10084_10604_10083_10103_10307_10615_10303_10142,searchweb201603_32,ppcSwitch_4&amp;algo_expid=540ea1f9-e552-44ed-aa49-a5fff85291b7-3&amp;algo_pvid=540ea1f9-e552-44ed-aa49-a5fff85291b7&amp;priceBeautifyAB=0</text:p>
          </table:table-cell>
        </table:table-row>
        <table:table-row table:style-name="ro1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1F4Px</text:p>
          </table:table-cell>
          <table:table-cell office:value-type="string" calcext:value-type="string">
            <text:p>Housings_SSOP:TSSOP-20_4.4x6.5mm_Pitch0.65mm</text:p>
          </table:table-cell>
          <table:table-cell table:style-name="ce1" office:value-type="string" calcext:value-type="string">
            <text:p>497-17338-ND</text:p>
          </table:table-cell>
          <table:table-cell office:value-type="float" office:value="10" calcext:value-type="float">
            <text:p>10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16kB vers.</text:p>
          </table:table-cell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31-33</text:p>
          </table:table-cell>
          <table:table-cell office:value-type="string" calcext:value-type="string">
            <text:p>TO_SOT_Packages_SMD:SOT-23-5</text:p>
          </table:table-cell>
          <table:table-cell table:style-name="ce1" office:value-type="string" calcext:value-type="string">
            <text:p>576-4764-1-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/>
          <table:table-cell table:style-name="ce4" table:formula="of:=SUM([.G16:.G38])" office:value-type="float" office:value="97.94" calcext:value-type="float">
            <text:p>97.94</text:p>
          </table:table-cell>
          <table:table-cell/>
          <table:table-cell office:value-type="string" calcext:value-type="string">
            <text:p>total:</text:p>
          </table:table-cell>
          <table:table-cell/>
          <table:table-cell table:style-name="ce4" table:formula="of:=SUM([.K16:.K38]) * 0.82" office:value-type="float" office:value="37.638" calcext:value-type="float">
            <text:p>37.638</text:p>
          </table:table-cell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ice / Unit :</text:p>
          </table:table-cell>
          <table:table-cell/>
          <table:table-cell table:style-name="ce5" table:formula="of:=[.G39]/10" office:value-type="float" office:value="9.794" calcext:value-type="float">
            <text:p>9.794</text:p>
          </table:table-cell>
          <table:table-cell table:number-columns-repeated="3"/>
          <table:table-cell table:style-name="ce5" table:formula="of:=[.K39]/10" office:value-type="float" office:value="3.7638" calcext:value-type="float">
            <text:p>3.763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OM made with KICAD_BOM_WIZARD (https://github.com/HashDefineElectronics/KiCad_BOM_Wizard.g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 Do 21 Dez 2017 11:23:52 CE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08:49:09.999533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09:34:44.724080222</dc:date>
    <meta:editing-duration>PT31M52S</meta:editing-duration>
    <meta:editing-cycles>6</meta:editing-cycles>
    <meta:generator>LibreOffice/5.3.1.2$Linux_X86_64 LibreOffice_project/30m0$Build-2</meta:generator>
    <meta:document-statistic meta:table-count="1" meta:cell-count="262" meta:object-count="0"/>
  </office:meta>
</office:document-meta>
</file>